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16">
            <text:p>Connecticut-16</text:p>
          </table:table-cell>
          <table:table-cell office:value-type="float" office:value="41.278">
            <text:p>41.278</text:p>
          </table:table-cell>
          <table:table-cell office:value-type="float" office:value="-72.65">
            <text:p>-72.65</text:p>
          </table:table-cell>
          <table:table-cell office:value-type="float" office:value="600.0">
            <text:p>600.0</text:p>
          </table:table-cell>
          <table:table-cell office:value-type="float" office:value="80.0">
            <text:p>8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15">
            <text:p>-0.615</text:p>
          </table:table-cell>
          <table:table-cell office:value-type="float" office:value="0.5173">
            <text:p>0.5173</text:p>
          </table:table-cell>
          <table:table-cell office:value-type="float" office:value="0.5173">
            <text:p>0.5173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15">
            <text:p>Connecticut-15</text:p>
          </table:table-cell>
          <table:table-cell office:value-type="float" office:value="41.278">
            <text:p>41.278</text:p>
          </table:table-cell>
          <table:table-cell office:value-type="float" office:value="-72.65">
            <text:p>-72.65</text:p>
          </table:table-cell>
          <table:table-cell office:value-type="float" office:value="440.0">
            <text:p>440.0</text:p>
          </table:table-cell>
          <table:table-cell office:value-type="float" office:value="60.0">
            <text:p>6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25">
            <text:p>-0.425</text:p>
          </table:table-cell>
          <table:table-cell office:value-type="float" office:value="0.5168">
            <text:p>0.5168</text:p>
          </table:table-cell>
          <table:table-cell office:value-type="float" office:value="0.5168">
            <text:p>0.5168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14">
            <text:p>Connecticut-14</text:p>
          </table:table-cell>
          <table:table-cell office:value-type="float" office:value="41.278">
            <text:p>41.278</text:p>
          </table:table-cell>
          <table:table-cell office:value-type="float" office:value="-72.65">
            <text:p>-72.65</text:p>
          </table:table-cell>
          <table:table-cell office:value-type="float" office:value="160.0">
            <text:p>160.0</text:p>
          </table:table-cell>
          <table:table-cell office:value-type="float" office:value="60.0">
            <text:p>6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95">
            <text:p>-0.795</text:p>
          </table:table-cell>
          <table:table-cell office:value-type="float" office:value="0.6331">
            <text:p>0.6331</text:p>
          </table:table-cell>
          <table:table-cell office:value-type="float" office:value="0.6331">
            <text:p>0.6331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13">
            <text:p>Connecticut-13</text:p>
          </table:table-cell>
          <table:table-cell office:value-type="float" office:value="41.278">
            <text:p>41.278</text:p>
          </table:table-cell>
          <table:table-cell office:value-type="float" office:value="-72.65">
            <text:p>-72.65</text:p>
          </table:table-cell>
          <table:table-cell office:value-type="float" office:value="90.0">
            <text:p>90.0</text:p>
          </table:table-cell>
          <table:table-cell office:value-type="float" office:value="70.0">
            <text:p>7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65">
            <text:p>-0.765</text:p>
          </table:table-cell>
          <table:table-cell office:value-type="float" office:value="0.6327">
            <text:p>0.6327</text:p>
          </table:table-cell>
          <table:table-cell office:value-type="float" office:value="0.6327">
            <text:p>0.6327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12">
            <text:p>Connecticut-12</text:p>
          </table:table-cell>
          <table:table-cell office:value-type="float" office:value="41.278">
            <text:p>41.278</text:p>
          </table:table-cell>
          <table:table-cell office:value-type="float" office:value="-72.65">
            <text:p>-72.65</text:p>
          </table:table-cell>
          <table:table-cell office:value-type="float" office:value="10.0">
            <text:p>10.0</text:p>
          </table:table-cell>
          <table:table-cell office:value-type="float" office:value="60.0">
            <text:p>6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15">
            <text:p>-0.215</text:p>
          </table:table-cell>
          <table:table-cell office:value-type="float" office:value="0.5173">
            <text:p>0.5173</text:p>
          </table:table-cell>
          <table:table-cell office:value-type="float" office:value="0.5173">
            <text:p>0.5173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1">
            <text:p>Connecticut-1</text:p>
          </table:table-cell>
          <table:table-cell office:value-type="float" office:value="41.269">
            <text:p>41.269</text:p>
          </table:table-cell>
          <table:table-cell office:value-type="float" office:value="-72.681">
            <text:p>-72.681</text:p>
          </table:table-cell>
          <table:table-cell office:value-type="float" office:value="100.0">
            <text:p>100.0</text:p>
          </table:table-cell>
          <table:table-cell office:value-type="float" office:value="70.0">
            <text:p>7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45">
            <text:p>-0.345</text:p>
          </table:table-cell>
          <table:table-cell office:value-type="float" office:value="0.5173">
            <text:p>0.5173</text:p>
          </table:table-cell>
          <table:table-cell office:value-type="float" office:value="0.5173">
            <text:p>0.5173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10">
            <text:p>Connecticut-10</text:p>
          </table:table-cell>
          <table:table-cell office:value-type="float" office:value="41.277">
            <text:p>41.277</text:p>
          </table:table-cell>
          <table:table-cell office:value-type="float" office:value="-72.641">
            <text:p>-72.641</text:p>
          </table:table-cell>
          <table:table-cell office:value-type="float" office:value="1720.0">
            <text:p>1720.0</text:p>
          </table:table-cell>
          <table:table-cell office:value-type="float" office:value="70.0">
            <text:p>7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75">
            <text:p>-1.475</text:p>
          </table:table-cell>
          <table:table-cell office:value-type="float" office:value="0.5173">
            <text:p>0.5173</text:p>
          </table:table-cell>
          <table:table-cell office:value-type="float" office:value="0.5173">
            <text:p>0.5173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17">
            <text:p>Connecticut-17</text:p>
          </table:table-cell>
          <table:table-cell office:value-type="float" office:value="41.278">
            <text:p>41.278</text:p>
          </table:table-cell>
          <table:table-cell office:value-type="float" office:value="-72.65">
            <text:p>-72.65</text:p>
          </table:table-cell>
          <table:table-cell office:value-type="float" office:value="1070.0">
            <text:p>1070.0</text:p>
          </table:table-cell>
          <table:table-cell office:value-type="float" office:value="80.0">
            <text:p>8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05">
            <text:p>-1.605</text:p>
          </table:table-cell>
          <table:table-cell office:value-type="float" office:value="0.6327">
            <text:p>0.6327</text:p>
          </table:table-cell>
          <table:table-cell office:value-type="float" office:value="0.6327">
            <text:p>0.6327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OS-26452">
            <text:p>OS-26452</text:p>
          </table:table-cell>
          <table:table-cell office:value-type="float" office:value="41.332">
            <text:p>41.332</text:p>
          </table:table-cell>
          <table:table-cell office:value-type="float" office:value="-71.864">
            <text:p>-71.864</text:p>
          </table:table-cell>
          <table:table-cell office:value-type="float" office:value="305.0">
            <text:p>305.0</text:p>
          </table:table-cell>
          <table:table-cell office:value-type="float" office:value="40.0">
            <text:p>40.0</text:p>
          </table:table-cell>
          <table:table-cell office:value-type="string" office:value="Sp_Jg">
            <text:p>Sp_J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3">
            <text:p>-0.73</text:p>
          </table:table-cell>
          <table:table-cell office:value-type="float" office:value="0.3085">
            <text:p>0.3085</text:p>
          </table:table-cell>
          <table:table-cell office:value-type="float" office:value="0.3085">
            <text:p>0.3085</text:p>
          </table:table-cell>
          <table:table-cell office:value-type="string" office:value="DonnellyEtal2004,EngelhartHorton2012">
            <text:p>DonnellyEtal2004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QC101413BC">
            <text:p>QC101413BC</text:p>
          </table:table-cell>
          <table:table-cell office:value-type="float" office:value="41.26">
            <text:p>41.26</text:p>
          </table:table-cell>
          <table:table-cell office:value-type="float" office:value="-72.35">
            <text:p>-72.35</text:p>
          </table:table-cell>
          <table:table-cell office:value-type="float" office:value="3850.0">
            <text:p>3850.0</text:p>
          </table:table-cell>
          <table:table-cell office:value-type="float" office:value="235.0">
            <text:p>2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37">
            <text:p>-6.37</text:p>
          </table:table-cell>
          <table:table-cell office:value-type="float" office:value="0.8359">
            <text:p>0.8359</text:p>
          </table:table-cell>
          <table:table-cell office:value-type="float" office:value="0.8359">
            <text:p>0.835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11">
            <text:p>Connecticut-11</text:p>
          </table:table-cell>
          <table:table-cell office:value-type="float" office:value="41.277">
            <text:p>41.277</text:p>
          </table:table-cell>
          <table:table-cell office:value-type="float" office:value="-72.641">
            <text:p>-72.641</text:p>
          </table:table-cell>
          <table:table-cell office:value-type="float" office:value="1780.0">
            <text:p>1780.0</text:p>
          </table:table-cell>
          <table:table-cell office:value-type="float" office:value="70.0">
            <text:p>7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25">
            <text:p>-2.025</text:p>
          </table:table-cell>
          <table:table-cell office:value-type="float" office:value="0.6325">
            <text:p>0.6325</text:p>
          </table:table-cell>
          <table:table-cell office:value-type="float" office:value="0.6325">
            <text:p>0.6325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2">
            <text:p>Connecticut-2</text:p>
          </table:table-cell>
          <table:table-cell office:value-type="float" office:value="41.269">
            <text:p>41.269</text:p>
          </table:table-cell>
          <table:table-cell office:value-type="float" office:value="-72.681">
            <text:p>-72.681</text:p>
          </table:table-cell>
          <table:table-cell office:value-type="float" office:value="370.0">
            <text:p>370.0</text:p>
          </table:table-cell>
          <table:table-cell office:value-type="float" office:value="60.0">
            <text:p>6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05">
            <text:p>-1.105</text:p>
          </table:table-cell>
          <table:table-cell office:value-type="float" office:value="0.6327">
            <text:p>0.6327</text:p>
          </table:table-cell>
          <table:table-cell office:value-type="float" office:value="0.6327">
            <text:p>0.6327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OS-29653">
            <text:p>OS-29653</text:p>
          </table:table-cell>
          <table:table-cell office:value-type="float" office:value="41.332">
            <text:p>41.332</text:p>
          </table:table-cell>
          <table:table-cell office:value-type="float" office:value="-71.864">
            <text:p>-71.864</text:p>
          </table:table-cell>
          <table:table-cell office:value-type="float" office:value="330.0">
            <text:p>330.0</text:p>
          </table:table-cell>
          <table:table-cell office:value-type="float" office:value="35.0">
            <text:p>35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15">
            <text:p>-0.815</text:p>
          </table:table-cell>
          <table:table-cell office:value-type="float" office:value="0.3085">
            <text:p>0.3085</text:p>
          </table:table-cell>
          <table:table-cell office:value-type="float" office:value="0.3085">
            <text:p>0.3085</text:p>
          </table:table-cell>
          <table:table-cell office:value-type="string" office:value="DonnellyEtal2004,EngelhartHorton2012">
            <text:p>DonnellyEtal2004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4">
            <text:p>Connecticut-4</text:p>
          </table:table-cell>
          <table:table-cell office:value-type="float" office:value="41.269">
            <text:p>41.269</text:p>
          </table:table-cell>
          <table:table-cell office:value-type="float" office:value="-72.681">
            <text:p>-72.681</text:p>
          </table:table-cell>
          <table:table-cell office:value-type="float" office:value="720.0">
            <text:p>72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0768">
            <text:p>-0.0768</text:p>
          </table:table-cell>
          <table:table-cell office:value-type="float" office:value="0.48321837713398275">
            <text:p>0.48321837713398275</text:p>
          </table:table-cell>
          <table:table-cell office:value-type="float" office:value="0.48321837713398275">
            <text:p>0.48321837713398275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OS-33644">
            <text:p>OS-33644</text:p>
          </table:table-cell>
          <table:table-cell office:value-type="float" office:value="41.332">
            <text:p>41.332</text:p>
          </table:table-cell>
          <table:table-cell office:value-type="float" office:value="-71.864">
            <text:p>-71.864</text:p>
          </table:table-cell>
          <table:table-cell office:value-type="float" office:value="475.0">
            <text:p>475.0</text:p>
          </table:table-cell>
          <table:table-cell office:value-type="float" office:value="40.0">
            <text:p>4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3085">
            <text:p>0.3085</text:p>
          </table:table-cell>
          <table:table-cell office:value-type="float" office:value="0.3085">
            <text:p>0.3085</text:p>
          </table:table-cell>
          <table:table-cell office:value-type="string" office:value="DonnellyEtal2004,EngelhartHorton2012">
            <text:p>DonnellyEtal2004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OS-29652">
            <text:p>OS-29652</text:p>
          </table:table-cell>
          <table:table-cell office:value-type="float" office:value="41.332">
            <text:p>41.332</text:p>
          </table:table-cell>
          <table:table-cell office:value-type="float" office:value="-71.864">
            <text:p>-71.864</text:p>
          </table:table-cell>
          <table:table-cell office:value-type="float" office:value="570.0">
            <text:p>570.0</text:p>
          </table:table-cell>
          <table:table-cell office:value-type="float" office:value="35.0">
            <text:p>35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3">
            <text:p>-1.03</text:p>
          </table:table-cell>
          <table:table-cell office:value-type="float" office:value="0.3085">
            <text:p>0.3085</text:p>
          </table:table-cell>
          <table:table-cell office:value-type="float" office:value="0.3085">
            <text:p>0.3085</text:p>
          </table:table-cell>
          <table:table-cell office:value-type="string" office:value="DonnellyEtal2004,EngelhartHorton2012">
            <text:p>DonnellyEtal2004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OS-27765">
            <text:p>OS-27765</text:p>
          </table:table-cell>
          <table:table-cell office:value-type="float" office:value="41.332">
            <text:p>41.332</text:p>
          </table:table-cell>
          <table:table-cell office:value-type="float" office:value="-71.864">
            <text:p>-71.864</text:p>
          </table:table-cell>
          <table:table-cell office:value-type="float" office:value="240.0">
            <text:p>240.0</text:p>
          </table:table-cell>
          <table:table-cell office:value-type="float" office:value="35.0">
            <text:p>35.0</text:p>
          </table:table-cell>
          <table:table-cell office:value-type="string" office:value="Sp_Jg">
            <text:p>Sp_J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25">
            <text:p>-0.625</text:p>
          </table:table-cell>
          <table:table-cell office:value-type="float" office:value="0.3085">
            <text:p>0.3085</text:p>
          </table:table-cell>
          <table:table-cell office:value-type="float" office:value="0.3085">
            <text:p>0.3085</text:p>
          </table:table-cell>
          <table:table-cell office:value-type="string" office:value="DonnellyEtal2004,EngelhartHorton2012">
            <text:p>DonnellyEtal2004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QC-1010">
            <text:p>QC-1010</text:p>
          </table:table-cell>
          <table:table-cell office:value-type="float" office:value="41.2">
            <text:p>41.2</text:p>
          </table:table-cell>
          <table:table-cell office:value-type="float" office:value="-73.0">
            <text:p>-73.0</text:p>
          </table:table-cell>
          <table:table-cell office:value-type="float" office:value="3645.0">
            <text:p>3645.0</text:p>
          </table:table-cell>
          <table:table-cell office:value-type="float" office:value="95.0">
            <text:p>9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265">
            <text:p>-5.265</text:p>
          </table:table-cell>
          <table:table-cell office:value-type="float" office:value="0.9678">
            <text:p>0.9678</text:p>
          </table:table-cell>
          <table:table-cell office:value-type="float" office:value="0.9678">
            <text:p>0.967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QC-1012">
            <text:p>QC-1012</text:p>
          </table:table-cell>
          <table:table-cell office:value-type="float" office:value="41.2">
            <text:p>41.2</text:p>
          </table:table-cell>
          <table:table-cell office:value-type="float" office:value="-73.0">
            <text:p>-73.0</text:p>
          </table:table-cell>
          <table:table-cell office:value-type="float" office:value="3500.0">
            <text:p>350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65">
            <text:p>-4.165</text:p>
          </table:table-cell>
          <table:table-cell office:value-type="float" office:value="0.9678">
            <text:p>0.9678</text:p>
          </table:table-cell>
          <table:table-cell office:value-type="float" office:value="0.9678">
            <text:p>0.967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QC-1013">
            <text:p>QC-1013</text:p>
          </table:table-cell>
          <table:table-cell office:value-type="float" office:value="41.26">
            <text:p>41.26</text:p>
          </table:table-cell>
          <table:table-cell office:value-type="float" office:value="-72.35">
            <text:p>-72.35</text:p>
          </table:table-cell>
          <table:table-cell office:value-type="float" office:value="4780.0">
            <text:p>4780.0</text:p>
          </table:table-cell>
          <table:table-cell office:value-type="float" office:value="175.0">
            <text:p>17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87">
            <text:p>-6.87</text:p>
          </table:table-cell>
          <table:table-cell office:value-type="float" office:value="0.8359">
            <text:p>0.8359</text:p>
          </table:table-cell>
          <table:table-cell office:value-type="float" office:value="0.8359">
            <text:p>0.835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QC-1014A">
            <text:p>QC-1014A</text:p>
          </table:table-cell>
          <table:table-cell office:value-type="float" office:value="41.26">
            <text:p>41.26</text:p>
          </table:table-cell>
          <table:table-cell office:value-type="float" office:value="-72.35">
            <text:p>-72.35</text:p>
          </table:table-cell>
          <table:table-cell office:value-type="float" office:value="4460.0">
            <text:p>4460.0</text:p>
          </table:table-cell>
          <table:table-cell office:value-type="float" office:value="155.0">
            <text:p>15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57">
            <text:p>-6.57</text:p>
          </table:table-cell>
          <table:table-cell office:value-type="float" office:value="0.8359">
            <text:p>0.8359</text:p>
          </table:table-cell>
          <table:table-cell office:value-type="float" office:value="0.8359">
            <text:p>0.835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OS-29654">
            <text:p>OS-29654</text:p>
          </table:table-cell>
          <table:table-cell office:value-type="float" office:value="41.332">
            <text:p>41.332</text:p>
          </table:table-cell>
          <table:table-cell office:value-type="float" office:value="-71.864">
            <text:p>-71.864</text:p>
          </table:table-cell>
          <table:table-cell office:value-type="float" office:value="15.0">
            <text:p>15.0</text:p>
          </table:table-cell>
          <table:table-cell office:value-type="float" office:value="40.0">
            <text:p>40.0</text:p>
          </table:table-cell>
          <table:table-cell office:value-type="string" office:value="Sp_Jg">
            <text:p>Sp_J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65">
            <text:p>-0.565</text:p>
          </table:table-cell>
          <table:table-cell office:value-type="float" office:value="0.3085">
            <text:p>0.3085</text:p>
          </table:table-cell>
          <table:table-cell office:value-type="float" office:value="0.3085">
            <text:p>0.3085</text:p>
          </table:table-cell>
          <table:table-cell office:value-type="string" office:value="DonnellyEtal2004,EngelhartHorton2012">
            <text:p>DonnellyEtal2004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QC-1016">
            <text:p>QC-1016</text:p>
          </table:table-cell>
          <table:table-cell office:value-type="float" office:value="41.2">
            <text:p>41.2</text:p>
          </table:table-cell>
          <table:table-cell office:value-type="float" office:value="-73.0">
            <text:p>-73.0</text:p>
          </table:table-cell>
          <table:table-cell office:value-type="float" office:value="1515.0">
            <text:p>1515.0</text:p>
          </table:table-cell>
          <table:table-cell office:value-type="float" office:value="185.0">
            <text:p>18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65">
            <text:p>-1.865</text:p>
          </table:table-cell>
          <table:table-cell office:value-type="float" office:value="0.9678">
            <text:p>0.9678</text:p>
          </table:table-cell>
          <table:table-cell office:value-type="float" office:value="0.9678">
            <text:p>0.967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9">
            <text:p>Connecticut-9</text:p>
          </table:table-cell>
          <table:table-cell office:value-type="float" office:value="41.277">
            <text:p>41.277</text:p>
          </table:table-cell>
          <table:table-cell office:value-type="float" office:value="-72.641">
            <text:p>-72.641</text:p>
          </table:table-cell>
          <table:table-cell office:value-type="float" office:value="1220.0">
            <text:p>1220.0</text:p>
          </table:table-cell>
          <table:table-cell office:value-type="float" office:value="80.0">
            <text:p>80.0</text:p>
          </table:table-cell>
          <table:table-cell office:value-type="string" office:value="Plant frags">
            <text:p>Plant frag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9">
            <text:p>-1.79</text:p>
          </table:table-cell>
          <table:table-cell office:value-type="float" office:value="0.7815">
            <text:p>0.7815</text:p>
          </table:table-cell>
          <table:table-cell office:value-type="float" office:value="0.7815">
            <text:p>0.7815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8">
            <text:p>Connecticut-8</text:p>
          </table:table-cell>
          <table:table-cell office:value-type="float" office:value="41.277">
            <text:p>41.277</text:p>
          </table:table-cell>
          <table:table-cell office:value-type="float" office:value="-72.641">
            <text:p>-72.641</text:p>
          </table:table-cell>
          <table:table-cell office:value-type="float" office:value="1020.0">
            <text:p>1020.0</text:p>
          </table:table-cell>
          <table:table-cell office:value-type="float" office:value="80.0">
            <text:p>8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95">
            <text:p>-1.395</text:p>
          </table:table-cell>
          <table:table-cell office:value-type="float" office:value="0.6331">
            <text:p>0.6331</text:p>
          </table:table-cell>
          <table:table-cell office:value-type="float" office:value="0.6331">
            <text:p>0.6331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7">
            <text:p>Connecticut-7</text:p>
          </table:table-cell>
          <table:table-cell office:value-type="float" office:value="41.277">
            <text:p>41.277</text:p>
          </table:table-cell>
          <table:table-cell office:value-type="float" office:value="-72.641">
            <text:p>-72.641</text:p>
          </table:table-cell>
          <table:table-cell office:value-type="float" office:value="660.0">
            <text:p>660.0</text:p>
          </table:table-cell>
          <table:table-cell office:value-type="float" office:value="70.0">
            <text:p>7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25">
            <text:p>-0.625</text:p>
          </table:table-cell>
          <table:table-cell office:value-type="float" office:value="0.5188">
            <text:p>0.5188</text:p>
          </table:table-cell>
          <table:table-cell office:value-type="float" office:value="0.5188">
            <text:p>0.5188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6">
            <text:p>Connecticut-6</text:p>
          </table:table-cell>
          <table:table-cell office:value-type="float" office:value="41.277">
            <text:p>41.277</text:p>
          </table:table-cell>
          <table:table-cell office:value-type="float" office:value="-72.641">
            <text:p>-72.641</text:p>
          </table:table-cell>
          <table:table-cell office:value-type="float" office:value="210.0">
            <text:p>210.0</text:p>
          </table:table-cell>
          <table:table-cell office:value-type="float" office:value="60.0">
            <text:p>6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45">
            <text:p>-0.345</text:p>
          </table:table-cell>
          <table:table-cell office:value-type="float" office:value="0.518">
            <text:p>0.518</text:p>
          </table:table-cell>
          <table:table-cell office:value-type="float" office:value="0.518">
            <text:p>0.518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5">
            <text:p>Connecticut-5</text:p>
          </table:table-cell>
          <table:table-cell office:value-type="float" office:value="41.269">
            <text:p>41.269</text:p>
          </table:table-cell>
          <table:table-cell office:value-type="float" office:value="-72.681">
            <text:p>-72.681</text:p>
          </table:table-cell>
          <table:table-cell office:value-type="float" office:value="1170.0">
            <text:p>1170.0</text:p>
          </table:table-cell>
          <table:table-cell office:value-type="float" office:value="50.0">
            <text:p>5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35">
            <text:p>-1.435</text:p>
          </table:table-cell>
          <table:table-cell office:value-type="float" office:value="0.659">
            <text:p>0.659</text:p>
          </table:table-cell>
          <table:table-cell office:value-type="float" office:value="0.659">
            <text:p>0.659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OS-27764">
            <text:p>OS-27764</text:p>
          </table:table-cell>
          <table:table-cell office:value-type="float" office:value="41.332">
            <text:p>41.332</text:p>
          </table:table-cell>
          <table:table-cell office:value-type="float" office:value="-71.864">
            <text:p>-71.864</text:p>
          </table:table-cell>
          <table:table-cell office:value-type="float" office:value="540.0">
            <text:p>540.0</text:p>
          </table:table-cell>
          <table:table-cell office:value-type="float" office:value="40.0">
            <text:p>4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05">
            <text:p>-0.905</text:p>
          </table:table-cell>
          <table:table-cell office:value-type="float" office:value="0.3085">
            <text:p>0.3085</text:p>
          </table:table-cell>
          <table:table-cell office:value-type="float" office:value="0.3085">
            <text:p>0.3085</text:p>
          </table:table-cell>
          <table:table-cell office:value-type="string" office:value="DonnellyEtal2004,EngelhartHorton2012">
            <text:p>DonnellyEtal2004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OS-26454">
            <text:p>OS-26454</text:p>
          </table:table-cell>
          <table:table-cell office:value-type="float" office:value="41.332">
            <text:p>41.332</text:p>
          </table:table-cell>
          <table:table-cell office:value-type="float" office:value="-71.864">
            <text:p>-71.864</text:p>
          </table:table-cell>
          <table:table-cell office:value-type="float" office:value="265.0">
            <text:p>265.0</text:p>
          </table:table-cell>
          <table:table-cell office:value-type="float" office:value="30.0">
            <text:p>30.0</text:p>
          </table:table-cell>
          <table:table-cell office:value-type="string" office:value="Sp_Jg">
            <text:p>Sp_J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15">
            <text:p>-0.515</text:p>
          </table:table-cell>
          <table:table-cell office:value-type="float" office:value="0.3085">
            <text:p>0.3085</text:p>
          </table:table-cell>
          <table:table-cell office:value-type="float" office:value="0.3085">
            <text:p>0.3085</text:p>
          </table:table-cell>
          <table:table-cell office:value-type="string" office:value="DonnellyEtal2004,EngelhartHorton2012">
            <text:p>DonnellyEtal2004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QC-1017">
            <text:p>QC-1017</text:p>
          </table:table-cell>
          <table:table-cell office:value-type="float" office:value="41.2">
            <text:p>41.2</text:p>
          </table:table-cell>
          <table:table-cell office:value-type="float" office:value="-73.0">
            <text:p>-73.0</text:p>
          </table:table-cell>
          <table:table-cell office:value-type="float" office:value="2970.0">
            <text:p>297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95">
            <text:p>-3.195</text:p>
          </table:table-cell>
          <table:table-cell office:value-type="float" office:value="0.9678">
            <text:p>0.9678</text:p>
          </table:table-cell>
          <table:table-cell office:value-type="float" office:value="0.9678">
            <text:p>0.967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Connecticut-3">
            <text:p>Connecticut-3</text:p>
          </table:table-cell>
          <table:table-cell office:value-type="float" office:value="41.269">
            <text:p>41.269</text:p>
          </table:table-cell>
          <table:table-cell office:value-type="float" office:value="-72.681">
            <text:p>-72.681</text:p>
          </table:table-cell>
          <table:table-cell office:value-type="float" office:value="590.0">
            <text:p>590.0</text:p>
          </table:table-cell>
          <table:table-cell office:value-type="float" office:value="60.0">
            <text:p>6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25">
            <text:p>-0.725</text:p>
          </table:table-cell>
          <table:table-cell office:value-type="float" office:value="0.5168">
            <text:p>0.5168</text:p>
          </table:table-cell>
          <table:table-cell office:value-type="float" office:value="0.5168">
            <text:p>0.5168</text:p>
          </table:table-cell>
          <table:table-cell office:value-type="string" office:value="NydickEtal1995,EngelhartHorton2012">
            <text:p>NydickEtal1995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1999-F">
            <text:p>1999-F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460.0">
            <text:p>146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5">
            <text:p>-1.25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76-6.5">
            <text:p>2176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520.0">
            <text:p>520.0</text:p>
          </table:table-cell>
          <table:table-cell office:value-type="float" office:value="30.0">
            <text:p>3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1427">
            <text:p>-0.1427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71-6.5">
            <text:p>2171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430.0">
            <text:p>430.0</text:p>
          </table:table-cell>
          <table:table-cell office:value-type="float" office:value="50.0">
            <text:p>5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373">
            <text:p>0.1373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794-6.5">
            <text:p>2794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480.0">
            <text:p>480.0</text:p>
          </table:table-cell>
          <table:table-cell office:value-type="float" office:value="50.0">
            <text:p>5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1427">
            <text:p>-0.1427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4519">
            <text:p>GrN-14519</text:p>
          </table:table-cell>
          <table:table-cell office:value-type="float" office:value="41.266">
            <text:p>41.266</text:p>
          </table:table-cell>
          <table:table-cell office:value-type="float" office:value="-72.515">
            <text:p>-72.515</text:p>
          </table:table-cell>
          <table:table-cell office:value-type="float" office:value="1800.0">
            <text:p>1800.0</text:p>
          </table:table-cell>
          <table:table-cell office:value-type="float" office:value="35.0">
            <text:p>35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145">
            <text:p>-2.145</text:p>
          </table:table-cell>
          <table:table-cell office:value-type="float" office:value="0.5337">
            <text:p>0.5337</text:p>
          </table:table-cell>
          <table:table-cell office:value-type="float" office:value="0.5337">
            <text:p>0.5337</text:p>
          </table:table-cell>
          <table:table-cell office:value-type="string" office:value="vandePlassche1991,EngelhartHorton2012">
            <text:p>vandePlassche1991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72-6.5">
            <text:p>2172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420.0">
            <text:p>420.0</text:p>
          </table:table-cell>
          <table:table-cell office:value-type="float" office:value="50.0">
            <text:p>5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873">
            <text:p>0.0873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73-6.5">
            <text:p>2173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80.0">
            <text:p>380.0</text:p>
          </table:table-cell>
          <table:table-cell office:value-type="float" office:value="30.0">
            <text:p>30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25">
            <text:p>-1.025</text:p>
          </table:table-cell>
          <table:table-cell office:value-type="float" office:value="0.4481">
            <text:p>0.4481</text:p>
          </table:table-cell>
          <table:table-cell office:value-type="float" office:value="0.4481">
            <text:p>0.448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74-6.5">
            <text:p>2174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440.0">
            <text:p>440.0</text:p>
          </table:table-cell>
          <table:table-cell office:value-type="float" office:value="40.0">
            <text:p>4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00267">
            <text:p>-0.00267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75-6.5">
            <text:p>2175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520.0">
            <text:p>520.0</text:p>
          </table:table-cell>
          <table:table-cell office:value-type="float" office:value="30.0">
            <text:p>3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0827">
            <text:p>-0.0827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77-13">
            <text:p>2177-13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210.0">
            <text:p>210.0</text:p>
          </table:table-cell>
          <table:table-cell office:value-type="float" office:value="30.0">
            <text:p>3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273">
            <text:p>0.4273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4518">
            <text:p>GrN-14518</text:p>
          </table:table-cell>
          <table:table-cell office:value-type="float" office:value="41.266">
            <text:p>41.266</text:p>
          </table:table-cell>
          <table:table-cell office:value-type="float" office:value="-72.515">
            <text:p>-72.515</text:p>
          </table:table-cell>
          <table:table-cell office:value-type="float" office:value="1710.0">
            <text:p>1710.0</text:p>
          </table:table-cell>
          <table:table-cell office:value-type="float" office:value="60.0">
            <text:p>60.0</text:p>
          </table:table-cell>
          <table:table-cell office:value-type="string" office:value="Sp_Ds">
            <text:p>Sp_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55">
            <text:p>-1.855</text:p>
          </table:table-cell>
          <table:table-cell office:value-type="float" office:value="0.5122">
            <text:p>0.5122</text:p>
          </table:table-cell>
          <table:table-cell office:value-type="float" office:value="0.5122">
            <text:p>0.5122</text:p>
          </table:table-cell>
          <table:table-cell office:value-type="string" office:value="vandePlassche1991,EngelhartHorton2012">
            <text:p>vandePlassche1991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4515">
            <text:p>GrN-1451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950.0">
            <text:p>3950.0</text:p>
          </table:table-cell>
          <table:table-cell office:value-type="float" office:value="60.0">
            <text:p>6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7953">
            <text:p>-3.7953</text:p>
          </table:table-cell>
          <table:table-cell office:value-type="float" office:value="0.22472205054244232">
            <text:p>0.22472205054244232</text:p>
          </table:table-cell>
          <table:table-cell office:value-type="float" office:value="0.22472205054244232">
            <text:p>0.22472205054244232</text:p>
          </table:table-cell>
          <table:table-cell office:value-type="string" office:value="vandePlasscheEtal1989,EngelhartHorton2012">
            <text:p>vandePlasscheEtal1989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4514">
            <text:p>GrN-14514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4295.0">
            <text:p>4295.0</text:p>
          </table:table-cell>
          <table:table-cell office:value-type="float" office:value="45.0">
            <text:p>4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9293">
            <text:p>-4.9293</text:p>
          </table:table-cell>
          <table:table-cell office:value-type="float" office:value="0.22068076490713912">
            <text:p>0.22068076490713912</text:p>
          </table:table-cell>
          <table:table-cell office:value-type="float" office:value="0.22068076490713912">
            <text:p>0.22068076490713912</text:p>
          </table:table-cell>
          <table:table-cell office:value-type="string" office:value="vandePlasscheEtal1989,EngelhartHorton2012">
            <text:p>vandePlasscheEtal1989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4513">
            <text:p>GrN-14513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4700.0">
            <text:p>4700.0</text:p>
          </table:table-cell>
          <table:table-cell office:value-type="float" office:value="40.0">
            <text:p>4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.9725">
            <text:p>-5.9725</text:p>
          </table:table-cell>
          <table:table-cell office:value-type="float" office:value="0.21748563170931548">
            <text:p>0.21748563170931548</text:p>
          </table:table-cell>
          <table:table-cell office:value-type="float" office:value="0.21748563170931548">
            <text:p>0.21748563170931548</text:p>
          </table:table-cell>
          <table:table-cell office:value-type="string" office:value="vandePlasscheEtal1989,EngelhartHorton2012">
            <text:p>vandePlasscheEtal1989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4512">
            <text:p>GrN-14512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5300.0">
            <text:p>5300.0</text:p>
          </table:table-cell>
          <table:table-cell office:value-type="float" office:value="60.0">
            <text:p>6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2768">
            <text:p>-7.2768</text:p>
          </table:table-cell>
          <table:table-cell office:value-type="float" office:value="0.23323807579381203">
            <text:p>0.23323807579381203</text:p>
          </table:table-cell>
          <table:table-cell office:value-type="float" office:value="0.23323807579381203">
            <text:p>0.23323807579381203</text:p>
          </table:table-cell>
          <table:table-cell office:value-type="string" office:value="vandePlasscheEtal1989,EngelhartHorton2012">
            <text:p>vandePlasscheEtal1989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78-13">
            <text:p>2178-13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40.0">
            <text:p>340.0</text:p>
          </table:table-cell>
          <table:table-cell office:value-type="float" office:value="50.0">
            <text:p>50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35">
            <text:p>-1.035</text:p>
          </table:table-cell>
          <table:table-cell office:value-type="float" office:value="0.4511">
            <text:p>0.4511</text:p>
          </table:table-cell>
          <table:table-cell office:value-type="float" office:value="0.4511">
            <text:p>0.451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79-13">
            <text:p>2179-13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90.0">
            <text:p>390.0</text:p>
          </table:table-cell>
          <table:table-cell office:value-type="float" office:value="30.0">
            <text:p>3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3">
            <text:p>-0.53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80-13">
            <text:p>2180-13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520.0">
            <text:p>520.0</text:p>
          </table:table-cell>
          <table:table-cell office:value-type="float" office:value="50.0">
            <text:p>5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7">
            <text:p>-0.67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4511">
            <text:p>GrN-14511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5880.0">
            <text:p>588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3493">
            <text:p>-7.3493</text:p>
          </table:table-cell>
          <table:table-cell office:value-type="float" office:value="0.2306512518934159">
            <text:p>0.2306512518934159</text:p>
          </table:table-cell>
          <table:table-cell office:value-type="float" office:value="0.2306512518934159">
            <text:p>0.2306512518934159</text:p>
          </table:table-cell>
          <table:table-cell office:value-type="string" office:value="vandePlasscheEtal1989,EngelhartHorton2012">
            <text:p>vandePlasscheEtal1989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792-13">
            <text:p>2792-13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70.0">
            <text:p>370.0</text:p>
          </table:table-cell>
          <table:table-cell office:value-type="float" office:value="40.0">
            <text:p>4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0733">
            <text:p>0.00733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790-6.5">
            <text:p>2790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50.0">
            <text:p>350.0</text:p>
          </table:table-cell>
          <table:table-cell office:value-type="float" office:value="50.0">
            <text:p>5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973">
            <text:p>0.1973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789-6.5">
            <text:p>2789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70.0">
            <text:p>170.0</text:p>
          </table:table-cell>
          <table:table-cell office:value-type="float" office:value="40.0">
            <text:p>40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05">
            <text:p>-0.505</text:p>
          </table:table-cell>
          <table:table-cell office:value-type="float" office:value="0.4511">
            <text:p>0.4511</text:p>
          </table:table-cell>
          <table:table-cell office:value-type="float" office:value="0.4511">
            <text:p>0.451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786-13">
            <text:p>2786-13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020.0">
            <text:p>1020.0</text:p>
          </table:table-cell>
          <table:table-cell office:value-type="float" office:value="40.0">
            <text:p>4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2627">
            <text:p>-0.2627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82-13">
            <text:p>2182-13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250.0">
            <text:p>1250.0</text:p>
          </table:table-cell>
          <table:table-cell office:value-type="float" office:value="40.0">
            <text:p>4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5727">
            <text:p>-0.5727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Y-855">
            <text:p>Y-855</text:p>
          </table:table-cell>
          <table:table-cell office:value-type="float" office:value="41.27">
            <text:p>41.27</text:p>
          </table:table-cell>
          <table:table-cell office:value-type="float" office:value="-72.66">
            <text:p>-72.66</text:p>
          </table:table-cell>
          <table:table-cell office:value-type="float" office:value="1180.0">
            <text:p>118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303">
            <text:p>0.0303</text:p>
          </table:table-cell>
          <table:table-cell office:value-type="float" office:value="0.4803123983409131">
            <text:p>0.4803123983409131</text:p>
          </table:table-cell>
          <table:table-cell office:value-type="float" office:value="0.4803123983409131">
            <text:p>0.4803123983409131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70-6.5">
            <text:p>2170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220.0">
            <text:p>220.0</text:p>
          </table:table-cell>
          <table:table-cell office:value-type="float" office:value="40.0">
            <text:p>4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173">
            <text:p>0.2173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Y-843">
            <text:p>Y-843</text:p>
          </table:table-cell>
          <table:table-cell office:value-type="float" office:value="41.34">
            <text:p>41.34</text:p>
          </table:table-cell>
          <table:table-cell office:value-type="float" office:value="-72.88">
            <text:p>-72.88</text:p>
          </table:table-cell>
          <table:table-cell office:value-type="float" office:value="6810.0">
            <text:p>6810.0</text:p>
          </table:table-cell>
          <table:table-cell office:value-type="float" office:value="170.0">
            <text:p>1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3651">
            <text:p>-4.3651</text:p>
          </table:table-cell>
          <table:table-cell office:value-type="float" office:value="0.564889369699944">
            <text:p>0.564889369699944</text:p>
          </table:table-cell>
          <table:table-cell office:value-type="float" office:value="0.564889369699944">
            <text:p>0.564889369699944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Y-1177">
            <text:p>Y-1177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4880.0">
            <text:p>488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7684">
            <text:p>-4.7684</text:p>
          </table:table-cell>
          <table:table-cell office:value-type="float" office:value="0.5015974481593781">
            <text:p>0.5015974481593781</text:p>
          </table:table-cell>
          <table:table-cell office:value-type="float" office:value="0.5015974481593781">
            <text:p>0.5015974481593781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Y-1176">
            <text:p>Y-1176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220.0">
            <text:p>3220.0</text:p>
          </table:table-cell>
          <table:table-cell office:value-type="float" office:value="90.0">
            <text:p>9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2704">
            <text:p>-2.2704</text:p>
          </table:table-cell>
          <table:table-cell office:value-type="float" office:value="0.49959983987187184">
            <text:p>0.49959983987187184</text:p>
          </table:table-cell>
          <table:table-cell office:value-type="float" office:value="0.49959983987187184">
            <text:p>0.49959983987187184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Y-1175">
            <text:p>Y-117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020.0">
            <text:p>3020.0</text:p>
          </table:table-cell>
          <table:table-cell office:value-type="float" office:value="90.0">
            <text:p>9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5606">
            <text:p>-1.5606</text:p>
          </table:table-cell>
          <table:table-cell office:value-type="float" office:value="0.5094114250780012">
            <text:p>0.5094114250780012</text:p>
          </table:table-cell>
          <table:table-cell office:value-type="float" office:value="0.5094114250780012">
            <text:p>0.5094114250780012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Y-1074">
            <text:p>Y-1074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6130.0">
            <text:p>6130.0</text:p>
          </table:table-cell>
          <table:table-cell office:value-type="float" office:value="90.0">
            <text:p>9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9.688">
            <text:p>-9.688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9960159204453">
            <text:p>0.5019960159204453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81-13">
            <text:p>2181-13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100.0">
            <text:p>1100.0</text:p>
          </table:table-cell>
          <table:table-cell office:value-type="float" office:value="30.0">
            <text:p>30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75">
            <text:p>-1.475</text:p>
          </table:table-cell>
          <table:table-cell office:value-type="float" office:value="0.4511">
            <text:p>0.4511</text:p>
          </table:table-cell>
          <table:table-cell office:value-type="float" office:value="0.4511">
            <text:p>0.451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4510">
            <text:p>GrN-14510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5520.0">
            <text:p>5520.0</text:p>
          </table:table-cell>
          <table:table-cell office:value-type="float" office:value="60.0">
            <text:p>6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4753">
            <text:p>-8.4753</text:p>
          </table:table-cell>
          <table:table-cell office:value-type="float" office:value="0.23473389188611005">
            <text:p>0.23473389188611005</text:p>
          </table:table-cell>
          <table:table-cell office:value-type="float" office:value="0.23473389188611005">
            <text:p>0.23473389188611005</text:p>
          </table:table-cell>
          <table:table-cell office:value-type="string" office:value="vandePlasscheEtal1989,EngelhartHorton2012">
            <text:p>vandePlasscheEtal1989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Y-840">
            <text:p>Y-840</text:p>
          </table:table-cell>
          <table:table-cell office:value-type="float" office:value="41.25">
            <text:p>41.25</text:p>
          </table:table-cell>
          <table:table-cell office:value-type="float" office:value="-72.81">
            <text:p>-72.81</text:p>
          </table:table-cell>
          <table:table-cell office:value-type="float" office:value="910.0">
            <text:p>91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3603">
            <text:p>0.3603</text:p>
          </table:table-cell>
          <table:table-cell office:value-type="float" office:value="0.4803123983409131">
            <text:p>0.4803123983409131</text:p>
          </table:table-cell>
          <table:table-cell office:value-type="float" office:value="0.4803123983409131">
            <text:p>0.4803123983409131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69-6.5">
            <text:p>2169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240.0">
            <text:p>240.0</text:p>
          </table:table-cell>
          <table:table-cell office:value-type="float" office:value="50.0">
            <text:p>5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973">
            <text:p>0.2973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4520">
            <text:p>GrN-14520</text:p>
          </table:table-cell>
          <table:table-cell office:value-type="float" office:value="41.266">
            <text:p>41.266</text:p>
          </table:table-cell>
          <table:table-cell office:value-type="float" office:value="-72.515">
            <text:p>-72.515</text:p>
          </table:table-cell>
          <table:table-cell office:value-type="float" office:value="1890.0">
            <text:p>1890.0</text:p>
          </table:table-cell>
          <table:table-cell office:value-type="float" office:value="30.0">
            <text:p>3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65">
            <text:p>-1.565</text:p>
          </table:table-cell>
          <table:table-cell office:value-type="float" office:value="0.7585">
            <text:p>0.7585</text:p>
          </table:table-cell>
          <table:table-cell office:value-type="float" office:value="0.7585">
            <text:p>0.7585</text:p>
          </table:table-cell>
          <table:table-cell office:value-type="string" office:value="vandePlassche1991,EngelhartHorton2012">
            <text:p>vandePlassche1991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W-1082">
            <text:p>W-1082</text:p>
          </table:table-cell>
          <table:table-cell office:value-type="float" office:value="41.37">
            <text:p>41.37</text:p>
          </table:table-cell>
          <table:table-cell office:value-type="float" office:value="-71.95">
            <text:p>-71.95</text:p>
          </table:table-cell>
          <table:table-cell office:value-type="float" office:value="2850.0">
            <text:p>2850.0</text:p>
          </table:table-cell>
          <table:table-cell office:value-type="float" office:value="260.0">
            <text:p>26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6044">
            <text:p>-3.604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UtC-10440">
            <text:p>UtC-10440</text:p>
          </table:table-cell>
          <table:table-cell office:value-type="float" office:value="41.251">
            <text:p>41.251</text:p>
          </table:table-cell>
          <table:table-cell office:value-type="float" office:value="-72.85599999999998">
            <text:p>-72.85599999999998</text:p>
          </table:table-cell>
          <table:table-cell office:value-type="float" office:value="1133.0">
            <text:p>1133.0</text:p>
          </table:table-cell>
          <table:table-cell office:value-type="float" office:value="37.0">
            <text:p>37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95">
            <text:p>-1.195</text:p>
          </table:table-cell>
          <table:table-cell office:value-type="float" office:value="0.4472">
            <text:p>0.4472</text:p>
          </table:table-cell>
          <table:table-cell office:value-type="float" office:value="0.4472">
            <text:p>0.4472</text:p>
          </table:table-cell>
          <table:table-cell office:value-type="string" office:value="vandePlasscheEtal2002,EngelhartHorton2012">
            <text:p>vandePlasscheEtal200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UtC-9139">
            <text:p>UtC-9139</text:p>
          </table:table-cell>
          <table:table-cell office:value-type="float" office:value="41.261">
            <text:p>41.261</text:p>
          </table:table-cell>
          <table:table-cell office:value-type="float" office:value="-72.849">
            <text:p>-72.849</text:p>
          </table:table-cell>
          <table:table-cell office:value-type="float" office:value="3092.0">
            <text:p>3092.0</text:p>
          </table:table-cell>
          <table:table-cell office:value-type="float" office:value="31.0">
            <text:p>31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92">
            <text:p>-3.92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vandePlasscheEtal2002,EngelhartHorton2012">
            <text:p>vandePlasscheEtal200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UtC-9140">
            <text:p>UtC-9140</text:p>
          </table:table-cell>
          <table:table-cell office:value-type="float" office:value="41.25">
            <text:p>41.25</text:p>
          </table:table-cell>
          <table:table-cell office:value-type="float" office:value="-72.86">
            <text:p>-72.86</text:p>
          </table:table-cell>
          <table:table-cell office:value-type="float" office:value="2814.0">
            <text:p>2814.0</text:p>
          </table:table-cell>
          <table:table-cell office:value-type="float" office:value="34.0">
            <text:p>34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75">
            <text:p>-3.075</text:p>
          </table:table-cell>
          <table:table-cell office:value-type="float" office:value="0.4472">
            <text:p>0.4472</text:p>
          </table:table-cell>
          <table:table-cell office:value-type="float" office:value="0.4472">
            <text:p>0.4472</text:p>
          </table:table-cell>
          <table:table-cell office:value-type="string" office:value="vandePlasscheEtal2002,EngelhartHorton2012">
            <text:p>vandePlasscheEtal200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UtC-10439">
            <text:p>UtC-10439</text:p>
          </table:table-cell>
          <table:table-cell office:value-type="float" office:value="41.251">
            <text:p>41.251</text:p>
          </table:table-cell>
          <table:table-cell office:value-type="float" office:value="-72.85599999999998">
            <text:p>-72.85599999999998</text:p>
          </table:table-cell>
          <table:table-cell office:value-type="float" office:value="1560.0">
            <text:p>1560.0</text:p>
          </table:table-cell>
          <table:table-cell office:value-type="float" office:value="40.0">
            <text:p>40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65">
            <text:p>-1.565</text:p>
          </table:table-cell>
          <table:table-cell office:value-type="float" office:value="0.4472">
            <text:p>0.4472</text:p>
          </table:table-cell>
          <table:table-cell office:value-type="float" office:value="0.4472">
            <text:p>0.4472</text:p>
          </table:table-cell>
          <table:table-cell office:value-type="string" office:value="vandePlasscheEtal2002,EngelhartHorton2012">
            <text:p>vandePlasscheEtal200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UtC-9262">
            <text:p>UtC-9262</text:p>
          </table:table-cell>
          <table:table-cell office:value-type="float" office:value="41.256">
            <text:p>41.256</text:p>
          </table:table-cell>
          <table:table-cell office:value-type="float" office:value="-72.839">
            <text:p>-72.839</text:p>
          </table:table-cell>
          <table:table-cell office:value-type="float" office:value="2124.0">
            <text:p>2124.0</text:p>
          </table:table-cell>
          <table:table-cell office:value-type="float" office:value="37.0">
            <text:p>37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45">
            <text:p>-2.245</text:p>
          </table:table-cell>
          <table:table-cell office:value-type="float" office:value="0.4472">
            <text:p>0.4472</text:p>
          </table:table-cell>
          <table:table-cell office:value-type="float" office:value="0.4472">
            <text:p>0.4472</text:p>
          </table:table-cell>
          <table:table-cell office:value-type="string" office:value="vandePlasscheEtal2002,EngelhartHorton2012">
            <text:p>vandePlasscheEtal200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68-6.5">
            <text:p>2168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230.0">
            <text:p>230.0</text:p>
          </table:table-cell>
          <table:table-cell office:value-type="float" office:value="40.0">
            <text:p>4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3573">
            <text:p>0.3573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65-1">
            <text:p>2165-1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100.0">
            <text:p>1100.0</text:p>
          </table:table-cell>
          <table:table-cell office:value-type="float" office:value="30.0">
            <text:p>3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4827">
            <text:p>-0.4827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66-6.5">
            <text:p>2166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30.0">
            <text:p>13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7">
            <text:p>0.17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67-6.5">
            <text:p>2167-6.5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80.0">
            <text:p>18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7">
            <text:p>-0.07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004-F">
            <text:p>2004-F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530.0">
            <text:p>530.0</text:p>
          </table:table-cell>
          <table:table-cell office:value-type="float" office:value="50.0">
            <text:p>5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5596">
            <text:p>GrN-15596</text:p>
          </table:table-cell>
          <table:table-cell office:value-type="float" office:value="41.266">
            <text:p>41.266</text:p>
          </table:table-cell>
          <table:table-cell office:value-type="float" office:value="-72.515">
            <text:p>-72.515</text:p>
          </table:table-cell>
          <table:table-cell office:value-type="float" office:value="890.0">
            <text:p>890.0</text:p>
          </table:table-cell>
          <table:table-cell office:value-type="float" office:value="60.0">
            <text:p>60.0</text:p>
          </table:table-cell>
          <table:table-cell office:value-type="string" office:value="Pa">
            <text:p>P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993">
            <text:p>0.1993</text:p>
          </table:table-cell>
          <table:table-cell office:value-type="float" office:value="0.29933259094191533">
            <text:p>0.29933259094191533</text:p>
          </table:table-cell>
          <table:table-cell office:value-type="float" office:value="0.29933259094191533">
            <text:p>0.29933259094191533</text:p>
          </table:table-cell>
          <table:table-cell office:value-type="string" office:value="vandePlassche1991,EngelhartHorton2012">
            <text:p>vandePlassche1991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005-F">
            <text:p>2005-F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40.0">
            <text:p>340.0</text:p>
          </table:table-cell>
          <table:table-cell office:value-type="float" office:value="40.0">
            <text:p>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7">
            <text:p>-0.27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002-F">
            <text:p>2002-F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500.0">
            <text:p>500.0</text:p>
          </table:table-cell>
          <table:table-cell office:value-type="float" office:value="30.0">
            <text:p>30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25">
            <text:p>-1.225</text:p>
          </table:table-cell>
          <table:table-cell office:value-type="float" office:value="0.4489">
            <text:p>0.4489</text:p>
          </table:table-cell>
          <table:table-cell office:value-type="float" office:value="0.4489">
            <text:p>0.4489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Y-1056">
            <text:p>Y-1056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4780.0">
            <text:p>4780.0</text:p>
          </table:table-cell>
          <table:table-cell office:value-type="float" office:value="130.0">
            <text:p>13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105">
            <text:p>-7.105</text:p>
          </table:table-cell>
          <table:table-cell office:value-type="float" office:value="0.48497422611928565">
            <text:p>0.48497422611928565</text:p>
          </table:table-cell>
          <table:table-cell office:value-type="float" office:value="0.48497422611928565">
            <text:p>0.48497422611928565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64-1">
            <text:p>2164-1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120.0">
            <text:p>1120.0</text:p>
          </table:table-cell>
          <table:table-cell office:value-type="float" office:value="30.0">
            <text:p>30.0</text:p>
          </table:table-cell>
          <table:table-cell office:value-type="string" office:value="Ds">
            <text:p>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85">
            <text:p>-1.385</text:p>
          </table:table-cell>
          <table:table-cell office:value-type="float" office:value="0.4511">
            <text:p>0.4511</text:p>
          </table:table-cell>
          <table:table-cell office:value-type="float" office:value="0.4511">
            <text:p>0.451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163-1">
            <text:p>2163-1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170.0">
            <text:p>1170.0</text:p>
          </table:table-cell>
          <table:table-cell office:value-type="float" office:value="50.0">
            <text:p>5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2627">
            <text:p>-0.2627</text:p>
          </table:table-cell>
          <table:table-cell office:value-type="float" office:value="0.1673320053068151">
            <text:p>0.1673320053068151</text:p>
          </table:table-cell>
          <table:table-cell office:value-type="float" office:value="0.1673320053068151">
            <text:p>0.1673320053068151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5007">
            <text:p>GrN-15007</text:p>
          </table:table-cell>
          <table:table-cell office:value-type="float" office:value="41.28">
            <text:p>41.28</text:p>
          </table:table-cell>
          <table:table-cell office:value-type="float" office:value="-72.48">
            <text:p>-72.48</text:p>
          </table:table-cell>
          <table:table-cell office:value-type="float" office:value="5280.0">
            <text:p>5280.0</text:p>
          </table:table-cell>
          <table:table-cell office:value-type="float" office:value="40.0">
            <text:p>4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2231">
            <text:p>-8.2231</text:p>
          </table:table-cell>
          <table:table-cell office:value-type="float" office:value="0.2368543856465402">
            <text:p>0.2368543856465402</text:p>
          </table:table-cell>
          <table:table-cell office:value-type="float" office:value="0.2368543856465402">
            <text:p>0.2368543856465402</text:p>
          </table:table-cell>
          <table:table-cell office:value-type="string" office:value="vandePlasscheEtal1989,EngelhartHorton2012">
            <text:p>vandePlasscheEtal1989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5556">
            <text:p>GrN-15556</text:p>
          </table:table-cell>
          <table:table-cell office:value-type="float" office:value="41.266">
            <text:p>41.266</text:p>
          </table:table-cell>
          <table:table-cell office:value-type="float" office:value="-72.515">
            <text:p>-72.515</text:p>
          </table:table-cell>
          <table:table-cell office:value-type="float" office:value="85.0">
            <text:p>85.0</text:p>
          </table:table-cell>
          <table:table-cell office:value-type="float" office:value="45.0">
            <text:p>45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792">
            <text:p>0.5792</text:p>
          </table:table-cell>
          <table:table-cell office:value-type="float" office:value="0.31921779399024736">
            <text:p>0.31921779399024736</text:p>
          </table:table-cell>
          <table:table-cell office:value-type="float" office:value="0.31921779399024736">
            <text:p>0.31921779399024736</text:p>
          </table:table-cell>
          <table:table-cell office:value-type="string" office:value="vandePlassche1991,EngelhartHorton2012">
            <text:p>vandePlassche1991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W-945">
            <text:p>W-945</text:p>
          </table:table-cell>
          <table:table-cell office:value-type="float" office:value="41.3">
            <text:p>41.3</text:p>
          </table:table-cell>
          <table:table-cell office:value-type="float" office:value="-72.75">
            <text:p>-72.75</text:p>
          </table:table-cell>
          <table:table-cell office:value-type="float" office:value="5900.0">
            <text:p>5900.0</text:p>
          </table:table-cell>
          <table:table-cell office:value-type="float" office:value="200.0">
            <text:p>20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9.08">
            <text:p>-9.08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5557">
            <text:p>GrN-15557</text:p>
          </table:table-cell>
          <table:table-cell office:value-type="float" office:value="41.266">
            <text:p>41.266</text:p>
          </table:table-cell>
          <table:table-cell office:value-type="float" office:value="-72.515">
            <text:p>-72.515</text:p>
          </table:table-cell>
          <table:table-cell office:value-type="float" office:value="740.0">
            <text:p>740.0</text:p>
          </table:table-cell>
          <table:table-cell office:value-type="float" office:value="40.0">
            <text:p>40.0</text:p>
          </table:table-cell>
          <table:table-cell office:value-type="string" office:value="Pa">
            <text:p>P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492">
            <text:p>0.1492</text:p>
          </table:table-cell>
          <table:table-cell office:value-type="float" office:value="0.31921779399024736">
            <text:p>0.31921779399024736</text:p>
          </table:table-cell>
          <table:table-cell office:value-type="float" office:value="0.31921779399024736">
            <text:p>0.31921779399024736</text:p>
          </table:table-cell>
          <table:table-cell office:value-type="string" office:value="vandePlassche1991,EngelhartHorton2012">
            <text:p>vandePlassche1991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003-F">
            <text:p>2003-F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440.0">
            <text:p>440.0</text:p>
          </table:table-cell>
          <table:table-cell office:value-type="float" office:value="30.0">
            <text:p>3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55">
            <text:p>-0.55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Y-1058">
            <text:p>Y-1058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450.0">
            <text:p>3450.0</text:p>
          </table:table-cell>
          <table:table-cell office:value-type="float" office:value="160.0">
            <text:p>16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6041">
            <text:p>-3.6041</text:p>
          </table:table-cell>
          <table:table-cell office:value-type="float" office:value="0.4859012245302537">
            <text:p>0.4859012245302537</text:p>
          </table:table-cell>
          <table:table-cell office:value-type="float" office:value="0.4859012245302537">
            <text:p>0.4859012245302537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000-F">
            <text:p>2000-F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370.0">
            <text:p>1370.0</text:p>
          </table:table-cell>
          <table:table-cell office:value-type="float" office:value="50.0">
            <text:p>5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8">
            <text:p>-1.08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Y-1057">
            <text:p>Y-1057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3540.0">
            <text:p>3540.0</text:p>
          </table:table-cell>
          <table:table-cell office:value-type="float" office:value="130.0">
            <text:p>13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503">
            <text:p>-4.503</text:p>
          </table:table-cell>
          <table:table-cell office:value-type="float" office:value="0.4870318264754368">
            <text:p>0.4870318264754368</text:p>
          </table:table-cell>
          <table:table-cell office:value-type="float" office:value="0.4870318264754368">
            <text:p>0.4870318264754368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2001-F">
            <text:p>2001-F</text:p>
          </table:table-cell>
          <table:table-cell office:value-type="float" office:value="41.265">
            <text:p>41.265</text:p>
          </table:table-cell>
          <table:table-cell office:value-type="float" office:value="-72.508">
            <text:p>-72.508</text:p>
          </table:table-cell>
          <table:table-cell office:value-type="float" office:value="1410.0">
            <text:p>1410.0</text:p>
          </table:table-cell>
          <table:table-cell office:value-type="float" office:value="40.0">
            <text:p>40.0</text:p>
          </table:table-cell>
          <table:table-cell office:value-type="string" office:value="Sr">
            <text:p>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4151">
            <text:p>-0.4151</text:p>
          </table:table-cell>
          <table:table-cell office:value-type="float" office:value="0.1649242250247064">
            <text:p>0.1649242250247064</text:p>
          </table:table-cell>
          <table:table-cell office:value-type="float" office:value="0.1649242250247064">
            <text:p>0.1649242250247064</text:p>
          </table:table-cell>
          <table:table-cell office:value-type="string" office:value="vandePlasscheEtal1998,EngelhartHorton2012">
            <text:p>vandePlasscheEtal1998,EngelhartHorton2012</text:p>
          </table:table-cell>
        </table:table-row>
        <table:table-row>
          <table:table-cell office:value-type="string" office:value="Connecticut">
            <text:p>Connecticut</text:p>
          </table:table-cell>
          <table:table-cell office:value-type="string" office:value="radiocarbon">
            <text:p>radiocarbon</text:p>
          </table:table-cell>
          <table:table-cell office:value-type="string" office:value="GrN-15595">
            <text:p>GrN-15595</text:p>
          </table:table-cell>
          <table:table-cell office:value-type="float" office:value="41.266">
            <text:p>41.266</text:p>
          </table:table-cell>
          <table:table-cell office:value-type="float" office:value="-72.515">
            <text:p>-72.515</text:p>
          </table:table-cell>
          <table:table-cell office:value-type="float" office:value="1580.0">
            <text:p>1580.0</text:p>
          </table:table-cell>
          <table:table-cell office:value-type="float" office:value="110.0">
            <text:p>110.0</text:p>
          </table:table-cell>
          <table:table-cell office:value-type="string" office:value="Pa">
            <text:p>P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4007">
            <text:p>-0.4007</text:p>
          </table:table-cell>
          <table:table-cell office:value-type="float" office:value="0.29933259094191533">
            <text:p>0.29933259094191533</text:p>
          </table:table-cell>
          <table:table-cell office:value-type="float" office:value="0.29933259094191533">
            <text:p>0.29933259094191533</text:p>
          </table:table-cell>
          <table:table-cell office:value-type="string" office:value="vandePlassche1991,EngelhartHorton2012">
            <text:p>vandePlassche1991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